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5d3" officeooo:paragraph-rsid="001c45d3"/>
    </style:style>
    <style:style style:name="P2" style:family="paragraph" style:parent-style-name="Standard">
      <style:paragraph-properties style:writing-mode="lr-tb"/>
      <style:text-properties officeooo:rsid="001c45d3" officeooo:paragraph-rsid="001c45d3"/>
    </style:style>
    <style:style style:name="P3" style:family="paragraph" style:parent-style-name="Standard">
      <style:paragraph-properties style:writing-mode="lr-tb"/>
      <style:text-properties officeooo:rsid="001c45d3" officeooo:paragraph-rsid="001ffa6e"/>
    </style:style>
    <style:style style:name="P4" style:family="paragraph" style:parent-style-name="Standard">
      <style:paragraph-properties style:writing-mode="lr-tb"/>
      <style:text-properties officeooo:rsid="001f6240" officeooo:paragraph-rsid="001f6240"/>
    </style:style>
    <style:style style:name="P5" style:family="paragraph" style:parent-style-name="Standard">
      <style:paragraph-properties style:writing-mode="lr-tb"/>
      <style:text-properties officeooo:rsid="001f6240" officeooo:paragraph-rsid="001ffa6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dac53"/>
    </style:style>
    <style:style style:name="T3" style:family="text">
      <style:text-properties officeooo:rsid="001ffa6e"/>
    </style:style>
    <style:style style:name="T4" style:family="text">
      <style:text-properties officeooo:rsid="0021f6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rocess of initiating speech and the search for good analysis tools</text:p>
      <text:p text:style-name="P4"/>
      <text:p text:style-name="P5">My talk will concentrate on two themes. First, how speech production is initiated in delayed naming experiments, and second, how <text:span text:style-name="T3">to let the research questions guide the choice of tools. We will explore these themes by walking through some of my PhD thesis data and the choices I made in its analysis. The data is single word utterances in a delayed naming experiment where the participants have been asked to wait for the go signal at rest. This gives us a window to how the movement onset relates to the acoustic onset and the utterance duration as a whole. </text:span><text:span text:style-name="T4">The</text:span><text:span text:style-name="T3"> data was recorded with tongue ultrasound imaging. I used movement onset detection methods which spared me from having to find the onset in grainy grayscale video</text:span><text:span text:style-name="T4">s</text:span><text:span text:style-name="T3">. All of this will provide motivation for keeping an open mind when it comes time to select research tools, and if necessary, find new ones.</text:span></text:p>
      <text:p text:style-name="P3"/>
      <text:p text:style-name="P2"/>
      <text:p text:style-name="P2">Choosing tools (for example) for tongue ultrasound studies</text:p>
      <text:p text:style-name="P1"/>
      <text:p text:style-name="P2">I will talk first about how the world appears like when holding a hammer (hint, not like a screw), then about how every tool is a hammer (at least until you first use it as a hammer), and how these are related to finding articulatory reaction times based on tongue ultrasound data and verifying if the data is any good in the first place. I will introduce you to two hammers. The first is the Pythagorean theorem and its modern cousin the <text:span text:style-name="T1">l2</text:span>-norm. The second is the mean squared error, which is really just a combination of the Pythagorean theorem and the oldest trick in statistics, the mean. We’ll talk about these two in the context of psycholinguistics research <text:span text:style-name="T2">in general a bit and then</text:span> <text:span text:style-name="T2">more specifically about how I used the first hammer to find a new definition of what speech is or more specifically when speech is.</text:span> <text:span text:style-name="T2">Finally we’ll </text:span>go <text:span text:style-name="T2">full</text:span> meta and talk about how to find (a.k.a. ‘invent’) good tool<text:span text:style-name="T2">s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9:55:20.821853265</meta:creation-date>
    <dc:date>2025-02-27T13:00:59.236476235</dc:date>
    <meta:editing-duration>P8DT23H6M12S</meta:editing-duration>
    <meta:editing-cycles>1</meta:editing-cycles>
    <meta:document-statistic meta:table-count="0" meta:image-count="0" meta:object-count="0" meta:page-count="1" meta:paragraph-count="4" meta:word-count="335" meta:character-count="1901" meta:non-whitespace-character-count="1570"/>
    <meta:generator>LibreOffice/7.3.7.2$Linux_X86_64 LibreOffice_project/30$Build-2</meta:generator>
  </office:meta>
</office:document-meta>
</file>